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fo:language="es" fo:country="ES" fo:font-weight="bold" officeooo:rsid="003ea438" officeooo:paragraph-rsid="003ea438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language="es" fo:country="ES" fo:font-weight="bold" officeooo:rsid="0040dba1" officeooo:paragraph-rsid="0040dba1" style:language-asian="en" style:country-asian="US" style:font-weight-asian="bold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37e76a" style:language-asian="en" style:country-asian="US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39ea0e" style:language-asian="en" style:country-asian="US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40dba1" style:language-asian="en" style:country-asian="US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431f66" style:language-asian="en" style:country-asian="US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7e76a" officeooo:paragraph-rsid="0037e76a" style:language-asian="en" style:country-asian="US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7e76a" officeooo:paragraph-rsid="0038f42e" style:language-asian="en" style:country-asian="US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8f42e" officeooo:paragraph-rsid="0038f42e" style:language-asian="en" style:country-asian="US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b4680" officeooo:paragraph-rsid="0037e76a" style:language-asian="en" style:country-asian="US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d56bf" officeooo:paragraph-rsid="003d56bf" style:language-asian="en" style:country-asian="US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d56bf" officeooo:paragraph-rsid="0049971b" style:language-asian="en" style:country-asian="US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9d4a1" officeooo:paragraph-rsid="0038f42e" style:language-asian="en" style:country-asian="US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40dba1" officeooo:paragraph-rsid="0040dba1" style:language-asian="en" style:country-asian="US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46613d" officeooo:paragraph-rsid="0046613d" style:language-asian="en" style:country-asian="US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6pt" fo:language="es" fo:country="ES" fo:font-weight="normal" officeooo:rsid="0040dba1" officeooo:paragraph-rsid="004173a4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6pt" fo:language="es" fo:country="ES" fo:font-weight="normal" officeooo:rsid="004173a4" officeooo:paragraph-rsid="004173a4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6pt" fo:language="es" fo:country="ES" fo:font-weight="normal" officeooo:rsid="00431f66" officeooo:paragraph-rsid="00431f66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e69cc" officeooo:paragraph-rsid="0049971b" style:font-name-asian="Times New Roman1" style:language-asian="en" style:country-asian="US" style:font-name-complex="Times New Roman1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4b92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7e76a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8f42e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6pt" officeooo:rsid="0037e76a" officeooo:paragraph-rsid="0037e76a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6pt" fo:language="ca" fo:country="ES" fo:font-weight="bold" officeooo:rsid="0037e76a" officeooo:paragraph-rsid="0037e76a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6pt" fo:language="ca" fo:country="ES" officeooo:rsid="0037e76a" officeooo:paragraph-rsid="0037e76a" style:font-name-asian="Times New Roman1" style:language-asian="en" style:country-asian="US" style:font-name-complex="Times New Roman1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6pt" fo:language="ca" fo:country="ES" officeooo:rsid="0037e76a" officeooo:paragraph-rsid="0038f42e" style:font-name-asian="Times New Roman1" style:language-asian="en" style:country-asian="US" style:font-name-complex="Times New Roman1" style:language-complex="ar" style:country-complex="SA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6pt" fo:language="ca" fo:country="ES" style:text-underline-style="solid" style:text-underline-width="auto" style:text-underline-color="font-color" officeooo:rsid="0037e76a" officeooo:paragraph-rsid="0037e76a" style:font-name-asian="Times New Roman1" style:language-asian="en" style:country-asian="US" style:font-name-complex="Times New Roman1" style:language-complex="ar" style:country-complex="SA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6pt" officeooo:rsid="0038f42e" officeooo:paragraph-rsid="0038f42e"/>
    </style:style>
    <style:style style:name="P34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6pt" fo:font-weight="bold" officeooo:rsid="0034b92a" officeooo:paragraph-rsid="0034b92a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37e76a" style:language-asian="en" style:country-asian="US" style:language-complex="ar" style:country-complex="SA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4facbb" style:language-asian="en" style:country-asian="US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07f74" officeooo:paragraph-rsid="00507f74" style:language-asian="en" style:country-asian="US" style:language-complex="ar" style:country-complex="SA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style:font-name="Arial1" fo:font-size="14pt" fo:font-weight="bold" style:font-size-asian="14pt" style:font-weight-asian="bold"/>
    </style:style>
    <style:style style:name="T6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T7" style:family="text">
      <style:text-properties style:font-name="Arial1" fo:font-size="14pt" fo:letter-spacing="-0.011cm" fo:font-weight="bold" style:font-size-asian="14pt" style:font-weight-asian="bold"/>
    </style:style>
    <style:style style:name="T8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T9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T10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T11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T12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T13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font-weight="bold" officeooo:rsid="001d2dce" style:font-size-asian="14pt" style:font-weight-asian="bold"/>
    </style:style>
    <style:style style:name="T16" style:family="text">
      <style:text-properties fo:font-size="14pt" fo:font-weight="bold" officeooo:rsid="001e05f2" style:font-size-asian="14pt" style:font-weight-asian="bold"/>
    </style:style>
    <style:style style:name="T17" style:family="text">
      <style:text-properties fo:font-size="14pt" fo:font-weight="bold" officeooo:rsid="001c2da0" style:font-size-asian="14pt" style:font-weight-asian="bold"/>
    </style:style>
    <style:style style:name="T18" style:family="text">
      <style:text-properties fo:font-size="14pt" fo:letter-spacing="-0.011cm" fo:font-weight="bold" style:font-size-asian="14pt" style:font-weight-asian="bold"/>
    </style:style>
    <style:style style:name="T19" style:family="text">
      <style:text-properties fo:font-size="14pt" fo:letter-spacing="-0.012cm" fo:font-weight="bold" style:font-size-asian="14pt" style:font-weight-asian="bold"/>
    </style:style>
    <style:style style:name="T20" style:family="text">
      <style:text-properties fo:font-size="14pt" fo:letter-spacing="-0.009cm" fo:font-weight="bold" style:font-size-asian="14pt" style:font-weight-asian="bold"/>
    </style:style>
    <style:style style:name="T21" style:family="text">
      <style:text-properties style:text-position="super 58%" fo:font-size="14pt" fo:font-weight="bold" style:font-size-asian="14pt" style:font-weight-asian="bold"/>
    </style:style>
    <style:style style:name="T22" style:family="text">
      <style:text-properties style:text-position="super 58%" fo:font-size="14pt" fo:font-weight="bold" officeooo:rsid="001c2da0" style:font-size-asian="14pt" style:font-weight-asian="bold"/>
    </style:style>
    <style:style style:name="T23" style:family="text">
      <style:text-properties fo:language="es" fo:country="ES" style:language-asian="en" style:country-asian="US" style:language-complex="ar" style:country-complex="SA"/>
    </style:style>
    <style:style style:name="T24" style:family="text">
      <style:text-properties fo:language="es" fo:country="ES" officeooo:rsid="0037e76a" style:language-asian="en" style:country-asian="US" style:language-complex="ar" style:country-complex="SA"/>
    </style:style>
    <style:style style:name="T25" style:family="text">
      <style:text-properties fo:language="es" fo:country="ES" officeooo:rsid="0038f42e" style:language-asian="en" style:country-asian="US" style:language-complex="ar" style:country-complex="SA"/>
    </style:style>
    <style:style style:name="T26" style:family="text">
      <style:text-properties fo:language="es" fo:country="ES" officeooo:rsid="0038f42e"/>
    </style:style>
    <style:style style:name="T27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28" style:family="text">
      <style:text-properties fo:language="es" fo:country="ES" officeooo:rsid="0038f42e" style:font-name-asian="Times New Roman1" style:language-asian="en" style:country-asian="US" style:font-name-complex="Times New Roman1" style:language-complex="ar" style:country-complex="SA"/>
    </style:style>
    <style:style style:name="T29" style:family="text">
      <style:text-properties fo:language="ca" fo:country="ES" style:font-name-asian="Times New Roman1" style:language-asian="en" style:country-asian="US" style:font-name-complex="Times New Roman1" style:language-complex="ar" style:country-complex="SA"/>
    </style:style>
    <style:style style:name="T30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T31" style:family="text">
      <style:text-properties officeooo:rsid="003b4680"/>
    </style:style>
    <style:style style:name="T32" style:family="text">
      <style:text-properties style:font-name-asian="Times New Roman1" style:font-name-complex="Times New Roman1"/>
    </style:style>
    <style:style style:name="T33" style:family="text">
      <style:text-properties officeooo:rsid="003e69cc" style:font-name-asian="Times New Roman1" style:font-name-complex="Times New Roman1"/>
    </style:style>
    <style:style style:name="T34" style:family="text">
      <style:text-properties officeooo:rsid="003ea438"/>
    </style:style>
    <style:style style:name="T35" style:family="text">
      <style:text-properties officeooo:rsid="0040dba1"/>
    </style:style>
    <style:style style:name="T36" style:family="text">
      <style:text-properties officeooo:rsid="0034b92a"/>
    </style:style>
    <style:style style:name="T37" style:family="text">
      <style:text-properties officeooo:rsid="004173a4"/>
    </style:style>
    <style:style style:name="T38" style:family="text">
      <style:text-properties officeooo:rsid="004496ab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4">INSTALACION DE <text:span text:style-name="T30">DOCKER (en Manjaro)</text:span></text:p>
        <text:p text:style-name="P25"/>
        <text:p text:style-name="P26"><text:span text:style-name="T30">Buscamos e instalamos docker desde el repositorio oficial de software de Manjaro</text:span><text:span text:style-name="T23">:</text:span></text:p>
        <text:p text:style-name="P36"/>
        <text:p text:style-name="P37">Restart Edicion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><text:soft-page-break/>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><text:soft-page-break/>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style:font-name="Arial1" fo:font-size="14pt" fo:font-weight="bold" style:font-size-asian="14pt" style:font-weight-asian="bold"/>
    </style:style>
    <style:style style:name="MT4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MT5" style:family="text">
      <style:text-properties style:font-name="Arial1" fo:font-size="14pt" fo:letter-spacing="-0.011cm" fo:font-weight="bold" style:font-size-asian="14pt" style:font-weight-asian="bold"/>
    </style:style>
    <style:style style:name="MT6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MT7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T8" style:family="text">
      <style:text-properties fo:font-size="14pt" fo:font-weight="bold" style:font-size-asian="14pt" style:font-weight-asian="bold"/>
    </style:style>
    <style:style style:name="MT9" style:family="text">
      <style:text-properties fo:font-size="14pt" fo:font-weight="bold" officeooo:rsid="001d2dce" style:font-size-asian="14pt" style:font-weight-asian="bold"/>
    </style:style>
    <style:style style:name="MT10" style:family="text">
      <style:text-properties fo:font-size="14pt" fo:font-weight="bold" officeooo:rsid="001e05f2" style:font-size-asian="14pt" style:font-weight-asian="bold"/>
    </style:style>
    <style:style style:name="MT11" style:family="text">
      <style:text-properties fo:font-size="14pt" fo:letter-spacing="-0.011cm" fo:font-weight="bold" style:font-size-asian="14pt" style:font-weight-asian="bold"/>
    </style:style>
    <style:style style:name="MT12" style:family="text">
      <style:text-properties fo:font-size="14pt" fo:letter-spacing="-0.012cm" fo:font-weight="bold" style:font-size-asian="14pt" style:font-weight-asian="bold"/>
    </style:style>
    <style:style style:name="MT13" style:family="text">
      <style:text-properties fo:font-size="14pt" fo:letter-spacing="-0.009cm" fo:font-weight="bold" style:font-size-asian="14pt" style:font-weight-asian="bold"/>
    </style:style>
    <style:style style:name="MT14" style:family="text">
      <style:text-properties fo:font-size="14pt" fo:font-weight="bold" officeooo:rsid="001c2da0" style:font-size-asian="14pt" style:font-weight-asian="bold"/>
    </style:style>
    <style:style style:name="MT15" style:family="text">
      <style:text-properties style:text-position="super 58%" fo:font-size="14pt" fo:font-weight="bold" officeooo:rsid="001c2da0" style:font-size-asian="14pt" style:font-weight-asian="bold"/>
    </style:style>
    <style:style style:name="MT16" style:family="text">
      <style:text-properties style:text-position="super 58%" fo:font-size="14pt" fo:font-weight="bold" style:font-size-asian="14pt" style:font-weight-asian="bold"/>
    </style:style>
    <style:style style:name="MT17" style:family="text">
      <style:text-properties style:text-position="0% 100%" fo:font-size="14pt" fo:letter-spacing="-0.012cm" fo:font-weight="bold" style:font-size-asian="14pt" style:font-weight-asian="bold"/>
    </style:style>
    <style:style style:name="MT18" style:family="text">
      <style:text-properties style:text-position="0% 100%" fo:font-size="14pt" fo:font-weight="bold" style:font-size-asian="14pt" style:font-weight-asian="bold"/>
    </style:style>
    <style:style style:name="MT19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MT20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MT21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MT22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3.176cm" svg:y="-0.201cm" svg:width="4.567cm" svg:height="0.626cm" draw:z-index="5"><draw:text-box><text:p text:style-name="MP2"><text:span text:style-name="MT1">Alfredo Fenollar </text:span><text:span text:style-name="MT2">Sala</text:span></text:p></draw:text-box></draw:frame><draw:frame draw:style-name="Mfr1" draw:name="Marco3" text:anchor-type="char" svg:x="0.182cm" svg:y="0.395cm" svg:width="9.834cm" svg:height="0.623cm" draw:z-index="8"><draw:text-box><text:p text:style-name="MP3"><text:span text:style-name="MT3">U</text:span><text:span text:style-name="MT4">2</text:span><text:span text:style-name="MT3">.</text:span><text:span text:style-name="MT5"> </text:span><text:span text:style-name="MT6">Practica de </text:span><text:span text:style-name="MT7">Docker</text:span></text:p></draw:text-box></draw:frame><draw:frame draw:style-name="Mfr1" draw:name="Marco2" text:anchor-type="char" svg:x="0.18cm" svg:y="-0.898cm" svg:width="10.963cm" svg:height="0.69cm" draw:z-index="2"><draw:text-box><text:p text:style-name="MP4"><text:span text:style-name="MT8">M</text:span><text:span text:style-name="MT9">ó</text:span><text:span text:style-name="MT8">dul</text:span><text:span text:style-name="MT10">o</text:span><text:span text:style-name="MT8">:</text:span><text:span text:style-name="MT11"> </text:span><text:span text:style-name="MT8">Sistem</text:span><text:span text:style-name="MT9">a</text:span><text:span text:style-name="MT8">s</text:span><text:span text:style-name="MT12"> </text:span><text:span text:style-name="MT8">de</text:span><text:span text:style-name="MT11"> </text:span><text:span text:style-name="MT8">Gestió</text:span><text:span text:style-name="MT9">n</text:span><text:span text:style-name="MT13"> </text:span><text:span text:style-name="MT8">empresarial </text:span><text:span text:style-name="MT14">2</text:span><text:span text:style-name="MT15">n</text:span><text:span text:style-name="MT14"> DAM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5"><draw:frame draw:style-name="Mfr2" draw:name="Marco4" text:anchor-type="char" svg:x="1.969cm" svg:y="1.986cm" svg:width="8.285cm" svg:height="0.619cm" draw:z-index="0"><draw:text-box><text:p text:style-name="MP4"><text:span text:style-name="MT8">Mòdul:</text:span><text:span text:style-name="MT11"> </text:span><text:span text:style-name="MT8">Sistemes</text:span><text:span text:style-name="MT12"> </text:span><text:span text:style-name="MT8">de</text:span><text:span text:style-name="MT11"> </text:span><text:span text:style-name="MT8">Gestió</text:span><text:span text:style-name="MT13"> </text:span><text:span text:style-name="MT8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8">Curs:</text:span><text:span text:style-name="MT12"> </text:span><text:span text:style-name="MT8">2</text:span><text:span text:style-name="MT16">n</text:span><text:span text:style-name="MT17"> </text:span><text:span text:style-name="MT18">DAM</text:span></text:p></draw:text-box></draw:frame><draw:frame draw:style-name="Mfr2" draw:name="Marco6" text:anchor-type="char" svg:x="1.969cm" svg:y="3.119cm" svg:width="9.225cm" svg:height="0.623cm" draw:z-index="0"><draw:text-box><text:p text:style-name="MP3"><text:span text:style-name="MT3">U1.</text:span><text:span text:style-name="MT5"> </text:span><text:span text:style-name="MT19">Identificació</text:span><text:span text:style-name="MT20"> </text:span><text:span text:style-name="MT19">de</text:span><text:span text:style-name="MT21"> </text:span><text:span text:style-name="MT19">sistemes</text:span><text:span text:style-name="MT22"> </text:span><text:span text:style-name="MT19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0-20T12:25:06.765716286</dc:date>
    <meta:editing-duration>PT3H17M42S</meta:editing-duration>
    <meta:generator>LibreOffice/7.2.1.2$Linux_X86_64 LibreOffice_project/20$Build-2</meta:generator>
    <meta:editing-cycles>27</meta:editing-cycles>
    <meta:document-statistic meta:table-count="0" meta:image-count="0" meta:object-count="0" meta:page-count="3" meta:paragraph-count="9" meta:word-count="46" meta:character-count="305" meta:non-whitespace-character-count="268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